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20" table:default-cell-style-name="Default"/>
        <table:table-column table:style-name="co2" table:number-columns-repeated="1004" table:default-cell-style-name="Default"/>
        <table:table-row table:style-name="ro1">
          <table:table-cell table:style-name="ce1" office:value-type="string" calcext:value-type="string">
            <text:p>Timestamp</text:p>
          </table:table-cell>
          <table:table-cell table:style-name="ce1" office:value-type="string" calcext:value-type="string">
            <text:p>Please enter your generated ID:</text:p>
          </table:table-cell>
          <table:table-cell table:style-name="ce1" office:value-type="string" calcext:value-type="string">
            <text:p>1. After being informed or reminded about HTTP cookies, what are HTTP cookies?</text:p>
          </table:table-cell>
          <table:table-cell table:style-name="ce1" office:value-type="string" calcext:value-type="string">
            <text:p>2. What information do cookies store?</text:p>
          </table:table-cell>
          <table:table-cell table:style-name="ce1" office:value-type="string" calcext:value-type="string">
            <text:p>3. Have you ever heard about the types of cookies mentioned in the video?</text:p>
          </table:table-cell>
          <table:table-cell table:style-name="ce1" office:value-type="string" calcext:value-type="string">
            <text:p>4. Which of the websites do you think that has the highest amount of cookies?</text:p>
          </table:table-cell>
          <table:table-cell table:style-name="ce1" office:value-type="string" calcext:value-type="string">
            <text:p>5. Which of the websites do you think has the least amount of cookies?</text:p>
          </table:table-cell>
          <table:table-cell table:style-name="ce1" office:value-type="string" calcext:value-type="string">
            <text:p>6. Which of the websites do you think has the longest lasting cookie?</text:p>
          </table:table-cell>
          <table:table-cell table:style-name="ce1" office:value-type="string" calcext:value-type="string">
            <text:p>7. Which of the websites do you think has the shortest lasting cookie?</text:p>
          </table:table-cell>
          <table:table-cell table:style-name="ce1" office:value-type="string" calcext:value-type="string">
            <text:p>8. After surfing through the websites, how many cookies do you think were collected during the browsing time? </text:p>
          </table:table-cell>
          <table:table-cell table:style-name="ce1" office:value-type="string" calcext:value-type="string">
            <text:p>11. How many days on average do you think cookies last? </text:p>
          </table:table-cell>
          <table:table-cell table:style-name="ce1" office:value-type="string" calcext:value-type="string">
            <text:p>12. How do you feel about your privacy when browsing the internet in regards to the safety of your data?</text:p>
          </table:table-cell>
          <table:table-cell table:style-name="ce1" office:value-type="string" calcext:value-type="string">
            <text:p>13. During the browsing, do you think that the websites store any specific personal information <text:s/>(example: Name, Address, Bank details, etc.) about you?</text:p>
          </table:table-cell>
          <table:table-cell table:style-name="ce1" office:value-type="string" calcext:value-type="string">
            <text:p>14. How carefully do you read the cookie notification banner before proceeding to give consent or not?</text:p>
          </table:table-cell>
          <table:table-cell table:number-columns-repeated="1010"/>
        </table:table-row>
        <table:table-row table:style-name="ro1">
          <table:table-cell table:style-name="ce2" office:value-type="date" office:date-value="2022-02-18T21:13:55.449" calcext:value-type="date">
            <text:p>2/18/2022 21:13:55</text:p>
          </table:table-cell>
          <table:table-cell table:style-name="ce3" office:value-type="string" calcext:value-type="string">
            <text:p>F8B1664CB0C5BBDD4F1AA6833E45156FF6B5B0AE</text:p>
          </table:table-cell>
          <table:table-cell table:style-name="ce3" office:value-type="string" calcext:value-type="string">
            <text:p>Cookies are trackers, Cookies store all information I entered on a website, Cookies are stored externally on big servers from my visited websites, Cookies can benefit my browsing experience by saving my settings on websites, Cookies store my browsing behaviour, Not all cookies require consent</text:p>
          </table:table-cell>
          <table:table-cell table:style-name="ce3" office:value-type="string" calcext:value-type="string">
            <text:p>Everything</text:p>
          </table:table-cell>
          <table:table-cell table:style-name="ce3" office:value-type="string" calcext:value-type="string">
            <text:p>I am not sure</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100" calcext:value-type="float">
            <text:p>100</text:p>
          </table:table-cell>
          <table:table-cell table:style-name="ce3" office:value-type="float" office:value="1000" calcext:value-type="float">
            <text:p>1000</text:p>
          </table:table-cell>
          <table:table-cell table:style-name="ce3" office:value-type="float" office:value="1" calcext:value-type="float">
            <text:p>1</text:p>
          </table:table-cell>
          <table:table-cell table:style-name="ce3" office:value-type="string" calcext:value-type="string">
            <text:p>I am not sure</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2-19T18:38:16.11" calcext:value-type="date">
            <text:p>2/19/2022 18:38:16</text:p>
          </table:table-cell>
          <table:table-cell table:style-name="ce3" office:value-type="string" calcext:value-type="string">
            <text:p>5B62B48F5F7E1294CEDF8DAD67F656BDCB2D7456</text:p>
          </table:table-cell>
          <table:table-cell table:style-name="ce3" office:value-type="string" calcext:value-type="string">
            <text:p>Cookies are trackers, Cookies are stored locally on my device, Cookies can benefit my browsing experience by saving my settings on websites, Cookies store my browsing behaviour, Every single cookie needs my consent to store information</text:p>
          </table:table-cell>
          <table:table-cell table:style-name="ce3" office:value-type="string" calcext:value-type="string">
            <text:p>Mostly personal information, and the browsing behaviour. </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15" calcext:value-type="float">
            <text:p>15</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string" calcext:value-type="string">
            <text:p>I am not sure</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2-19T18:38:52.875" calcext:value-type="date">
            <text:p>2/19/2022 18:38:53</text:p>
          </table:table-cell>
          <table:table-cell table:style-name="ce3" office:value-type="string" calcext:value-type="string">
            <text:p>772E6EEA45CFD5335FE6D9A282FAF0B97542924D</text:p>
          </table:table-cell>
          <table:table-cell table:style-name="ce3" office:value-type="string" calcext:value-type="string">
            <text:p>Cookies are trackers, Cookies can benefit my browsing experience by saving my settings on websites, Cookies store my browsing behaviour, Not all cookies require consent</text:p>
          </table:table-cell>
          <table:table-cell table:style-name="ce3" office:value-type="string" calcext:value-type="string">
            <text:p>Passwords, certain preferences </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100" calcext:value-type="float">
            <text:p>100</text:p>
          </table:table-cell>
          <table:table-cell table:style-name="ce3" office:value-type="float" office:value="90" calcext:value-type="float">
            <text:p>9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2-19T23:12:13.45" calcext:value-type="date">
            <text:p>2/19/2022 23:12:13</text:p>
          </table:table-cell>
          <table:table-cell table:style-name="ce3" office:value-type="string" calcext:value-type="string">
            <text:p>2DA2AAF8E0C8C08C8B7F345D4D6727A26B166547</text:p>
          </table:table-cell>
          <table:table-cell table:style-name="ce3" office:value-type="string" calcext:value-type="string">
            <text:p>Cookies can benefit my browsing experience by saving my settings on websites, Cookies store my browsing behaviour, Not all cookies require consent</text:p>
          </table:table-cell>
          <table:table-cell table:style-name="ce3" office:value-type="string" calcext:value-type="string">
            <text:p>websites visited, credit cards ...</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3" office:value-type="float" office:value="100" calcext:value-type="float">
            <text:p>100</text:p>
          </table:table-cell>
          <table:table-cell table:style-name="ce3" office:value-type="float" office:value="30" calcext:value-type="float">
            <text:p>30</text:p>
          </table:table-cell>
          <table:table-cell table:style-name="ce3" office:value-type="float" office:value="3" calcext:value-type="float">
            <text:p>3</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2-20T11:49:57.973" calcext:value-type="date">
            <text:p>2/20/2022 11:49:58</text:p>
          </table:table-cell>
          <table:table-cell table:style-name="ce3" office:value-type="string" calcext:value-type="string">
            <text:p>2341D73CAAECEFB40A0D42B14169043F83F3F79B</text:p>
          </table:table-cell>
          <table:table-cell table:style-name="ce3" office:value-type="string" calcext:value-type="string">
            <text:p>Cookies are trackers, Cookies are stored externally on big servers from my visited websites, Cookies can benefit my browsing experience by saving my settings on websites, Cookies store my browsing behaviour, Not all cookies require consent</text:p>
          </table:table-cell>
          <table:table-cell table:style-name="ce3" office:value-type="string" calcext:value-type="string">
            <text:p>They store my behavior on websites and also my personal data.</text:p>
          </table:table-cell>
          <table:table-cell table:style-name="ce3" office:value-type="string" calcext:value-type="string">
            <text:p>I am not sure</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5" calcext:value-type="float">
            <text:p>5</text:p>
          </table:table-cell>
          <table:table-cell table:style-name="ce3" office:value-type="float" office:value="100" calcext:value-type="float">
            <text:p>10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2-21T10:20:01.528" calcext:value-type="date">
            <text:p>2/21/2022 10:20:02</text:p>
          </table:table-cell>
          <table:table-cell table:style-name="ce3" office:value-type="string" calcext:value-type="string">
            <text:p>5C5B40B9E97090946ED98EA7C27C140F65020540</text:p>
          </table:table-cell>
          <table:table-cell table:style-name="ce3" office:value-type="string" calcext:value-type="string">
            <text:p>Cookies are trackers, Cookies are stored externally on big servers from my visited websites, Cookies only last for my browsing session, they are deleted right after I close the browser, Cookies can benefit my browsing experience by saving my settings on websites, Cookies store my browsing behaviour, Not all cookies require consent</text:p>
          </table:table-cell>
          <table:table-cell table:style-name="ce3" office:value-type="string" calcext:value-type="string">
            <text:p>password, my name, what I look at</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5000" calcext:value-type="float">
            <text:p>5000</text:p>
          </table:table-cell>
          <table:table-cell table:style-name="ce3" office:value-type="float" office:value="365" calcext:value-type="float">
            <text:p>365</text:p>
          </table:table-cell>
          <table:table-cell table:style-name="ce3" office:value-type="float" office:value="3" calcext:value-type="float">
            <text:p>3</text:p>
          </table:table-cell>
          <table:table-cell table:style-name="ce3" office:value-type="string" calcext:value-type="string">
            <text:p>I am not sure</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2-21T17:57:56.909" calcext:value-type="date">
            <text:p>2/21/2022 17:57:57</text:p>
          </table:table-cell>
          <table:table-cell table:style-name="ce3" office:value-type="string" calcext:value-type="string">
            <text:p>8723D8E5DE662F72EF19C5592F8D6F0F2A6DED4C</text:p>
          </table:table-cell>
          <table:table-cell table:style-name="ce3" office:value-type="string" calcext:value-type="string">
            <text:p>Cookies are trackers, Cookies are stored externally on big servers from my visited websites, Cookies can benefit my browsing experience by saving my settings on websites, Cookies do not require my consent to store information, Not all cookies require consent</text:p>
          </table:table-cell>
          <table:table-cell table:style-name="ce3" office:value-type="string" calcext:value-type="string">
            <text:p>Cookies store metadata from the visited website.</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69420" calcext:value-type="float">
            <text:p>69420</text:p>
          </table:table-cell>
          <table:table-cell table:style-name="ce3" office:value-type="float" office:value="365" calcext:value-type="float">
            <text:p>365</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2-21T19:27:24.492" calcext:value-type="date">
            <text:p>2/21/2022 19:27:24</text:p>
          </table:table-cell>
          <table:table-cell table:style-name="ce3" office:value-type="string" calcext:value-type="string">
            <text:p>26A1657E21B89D1F0C8C836436BF085380582398</text:p>
          </table:table-cell>
          <table:table-cell table:style-name="ce3" office:value-type="string" calcext:value-type="string">
            <text:p>Cookies are stored locally on my device, Cookies only store specific information I entered on a website, Cookies can benefit my browsing experience by saving my settings on websites, Not all cookies require consent</text:p>
          </table:table-cell>
          <table:table-cell table:style-name="ce3" office:value-type="string" calcext:value-type="string">
            <text:p>Usernames, <text:s/>Passwords, Searches</text:p>
          </table:table-cell>
          <table:table-cell table:style-name="ce3" office:value-type="string" calcext:value-type="string">
            <text:p>Yes</text:p>
          </table:table-cell>
          <table:table-cell table:style-name="ce4" office:value-type="string" calcext:value-type="string">
            <text:p><text:a xlink:href="http://bbc.com" xlink:type="simple">BBC.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50" calcext:value-type="float">
            <text:p>50</text:p>
          </table:table-cell>
          <table:table-cell table:style-name="ce3" office:value-type="float" office:value="60" calcext:value-type="float">
            <text:p>60</text:p>
          </table:table-cell>
          <table:table-cell table:style-name="ce3" office:value-type="float" office:value="3" calcext:value-type="float">
            <text:p>3</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2-21T20:16:06.084" calcext:value-type="date">
            <text:p>2/21/2022 20:16:06</text:p>
          </table:table-cell>
          <table:table-cell table:style-name="ce3" office:value-type="string" calcext:value-type="string">
            <text:p>23B88E18655166F3BC76F7A20E409B86909A1341</text:p>
          </table:table-cell>
          <table:table-cell table:style-name="ce3" office:value-type="string" calcext:value-type="string">
            <text:p>Cookies are trackers, Cookies can benefit my browsing experience by saving my settings on websites, Cookies store my browsing behaviour, Every single cookie needs my consent to store information</text:p>
          </table:table-cell>
          <table:table-cell table:style-name="ce3" office:value-type="string" calcext:value-type="string">
            <text:p>personal data browsing</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55" calcext:value-type="float">
            <text:p>55</text:p>
          </table:table-cell>
          <table:table-cell table:style-name="ce3" office:value-type="string" calcext:value-type="string">
            <text:p>300 days</text:p>
          </table:table-cell>
          <table:table-cell table:style-name="ce3" office:value-type="float" office:value="1" calcext:value-type="float">
            <text:p>1</text:p>
          </table:table-cell>
          <table:table-cell table:style-name="ce3" office:value-type="string" calcext:value-type="string">
            <text:p>I am not sure</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2-22T15:06:16.886" calcext:value-type="date">
            <text:p>2/22/2022 15:06:17</text:p>
          </table:table-cell>
          <table:table-cell table:style-name="ce3" office:value-type="string" calcext:value-type="string">
            <text:p>44EF590E8F0024FE4A8BE36B00E658983AAA85B7</text:p>
          </table:table-cell>
          <table:table-cell table:style-name="ce3" office:value-type="string" calcext:value-type="string">
            <text:p>Cookies are trackers, Cookies store all information I entered on a website, Cookies are stored externally on big servers from my visited websites, Cookies are stored locally on my device, Cookies can benefit my browsing experience by saving my settings on websites, Cookies store my browsing behaviour, Every single cookie needs my consent to store information</text:p>
          </table:table-cell>
          <table:table-cell table:style-name="ce3" office:value-type="string" calcext:value-type="string">
            <text:p>browsing info like site settings, logins, watched items</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60" calcext:value-type="float">
            <text:p>60</text:p>
          </table:table-cell>
          <table:table-cell table:style-name="ce3" office:value-type="string" calcext:value-type="string">
            <text:p>month</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2-22T17:21:47.689" calcext:value-type="date">
            <text:p>2/22/2022 17:21:48</text:p>
          </table:table-cell>
          <table:table-cell table:style-name="ce3" office:value-type="string" calcext:value-type="string">
            <text:p>BAD6589EDD13464E6899862BBE84D3D8C5B451AE</text:p>
          </table:table-cell>
          <table:table-cell table:style-name="ce3" office:value-type="string" calcext:value-type="string">
            <text:p>Cookies are stored externally on big servers from my visited websites, Cookies only store specific information I entered on a website, Cookies can benefit my browsing experience by saving my settings on websites, Cookies store my browsing behaviour, Not all cookies require consent</text:p>
          </table:table-cell>
          <table:table-cell table:style-name="ce3" office:value-type="string" calcext:value-type="string">
            <text:p>username, password, email, browsing history</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string" calcext:value-type="string">
            <text:p>I am not sure</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2-22T19:00:31.237" calcext:value-type="date">
            <text:p>2/22/2022 19:00:31</text:p>
          </table:table-cell>
          <table:table-cell table:style-name="ce3" office:value-type="string" calcext:value-type="string">
            <text:p>CE0C9D55A29B92A745C83D4D56172872710A3092</text:p>
          </table:table-cell>
          <table:table-cell table:style-name="ce3" office:value-type="string" calcext:value-type="string">
            <text:p>Cookies are trackers, Cookies store all information I entered on a website, Cookies are stored locally on my device, Cookies can benefit my browsing experience by saving my settings on websites, Cookies store my browsing behaviour, Not all cookies require consent</text:p>
          </table:table-cell>
          <table:table-cell table:style-name="ce3" office:value-type="string" calcext:value-type="string">
            <text:p>Browsing habits; username &amp; password; interests; time; location; website clicks; typed keywords; </text:p>
          </table:table-cell>
          <table:table-cell table:style-name="ce3" office:value-type="string" calcext:value-type="string">
            <text:p>Yes</text:p>
          </table:table-cell>
          <table:table-cell table:style-name="ce4" office:value-type="string" calcext:value-type="string">
            <text:p><text:a xlink:href="http://bbc.com" xlink:type="simple">BBC.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40" calcext:value-type="float">
            <text:p>40</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string" calcext:value-type="string">
            <text:p>I am not sure</text:p>
          </table:table-cell>
          <table:table-cell table:style-name="ce3" office:value-type="float" office:value="3" calcext:value-type="float">
            <text:p>3</text:p>
          </table:table-cell>
          <table:table-cell table:number-columns-repeated="1010"/>
        </table:table-row>
        <table:table-row table:style-name="ro1">
          <table:table-cell table:style-name="ce2" office:value-type="date" office:date-value="2022-02-22T19:54:36.28" calcext:value-type="date">
            <text:p>2/22/2022 19:54:36</text:p>
          </table:table-cell>
          <table:table-cell table:style-name="ce3" office:value-type="string" calcext:value-type="string">
            <text:p>1EACD51BAAE1FD4433DEE636DFCB4E02EEDFBF5D</text:p>
          </table:table-cell>
          <table:table-cell table:style-name="ce3" office:value-type="string" calcext:value-type="string">
            <text:p>Cookies store all information I entered on a website, Cookies are stored locally on my device, Cookies only last for my browsing session, they are deleted right after I close the browser, Cookies can benefit my browsing experience by saving my settings on websites, Cookies store my browsing behaviour, Not all cookies require consent</text:p>
          </table:table-cell>
          <table:table-cell table:style-name="ce3" office:value-type="string" calcext:value-type="string">
            <text:p>data</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bbc.com" xlink:type="simple">BBC.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string" calcext:value-type="string">
            <text:p>I am not sure</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2-22T20:31:34.716" calcext:value-type="date">
            <text:p>2/22/2022 20:31:35</text:p>
          </table:table-cell>
          <table:table-cell table:style-name="ce3" office:value-type="string" calcext:value-type="string">
            <text:p>ABF85A34D13262BCBA7722E1EAB27698CC35698F</text:p>
          </table:table-cell>
          <table:table-cell table:style-name="ce3" office:value-type="string" calcext:value-type="string">
            <text:p>Cookies are trackers, Cookies store all information I entered on a website, Cookies are stored locally on my device, Cookies can benefit my browsing experience by saving my settings on websites, Cookies store my browsing behaviour, Not all cookies require consent</text:p>
          </table:table-cell>
          <table:table-cell table:style-name="ce3" office:value-type="string" calcext:value-type="string">
            <text:p>my web surfing behaviour, login and passwords, </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15" calcext:value-type="float">
            <text:p>15</text:p>
          </table:table-cell>
          <table:table-cell table:style-name="ce3" office:value-type="float" office:value="90" calcext:value-type="float">
            <text:p>90</text:p>
          </table:table-cell>
          <table:table-cell table:style-name="ce3" office:value-type="float" office:value="3" calcext:value-type="float">
            <text:p>3</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2-23T19:46:31.786" calcext:value-type="date">
            <text:p>2/23/2022 19:46:32</text:p>
          </table:table-cell>
          <table:table-cell table:style-name="ce3" office:value-type="string" calcext:value-type="string">
            <text:p>91CB5CF9DD2404DC4D7B86756322764C3E9D17FE</text:p>
          </table:table-cell>
          <table:table-cell table:style-name="ce3" office:value-type="string" calcext:value-type="string">
            <text:p>Cookies are stored externally on big servers from my visited websites, Cookies only store specific information I entered on a website, Cookies can benefit my browsing experience by saving my settings on websites, Cookies store my browsing behaviour, Not all cookies require consent</text:p>
          </table:table-cell>
          <table:table-cell table:style-name="ce3" office:value-type="string" calcext:value-type="string">
            <text:p>Research</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bbc.com" xlink:type="simple">BBC.com</text:a></text:p>
          </table:table-cell>
          <table:table-cell table:style-name="ce4" office:value-type="string" calcext:value-type="string">
            <text:p><text:a xlink:href="http://wikipedia.org" xlink:type="simple">Wikipedia.org</text:a></text:p>
          </table:table-cell>
          <table:table-cell table:style-name="ce3" office:value-type="float" office:value="100" calcext:value-type="float">
            <text:p>10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2-28T15:44:02.11" calcext:value-type="date">
            <text:p>2/28/2022 15:44:02</text:p>
          </table:table-cell>
          <table:table-cell table:style-name="ce3" office:value-type="string" calcext:value-type="string">
            <text:p>ADE44D2DDCCCB9FA4095855F51A048750B80F165</text:p>
          </table:table-cell>
          <table:table-cell table:style-name="ce3" office:value-type="string" calcext:value-type="string">
            <text:p>Cookies are trackers, Cookies are stored locally on my device, Cookies only store specific information I entered on a website, Cookies can benefit my browsing experience by saving my settings on websites, Cookies do not require my consent to store information, Not all cookies require consent</text:p>
          </table:table-cell>
          <table:table-cell table:style-name="ce3" office:value-type="string" calcext:value-type="string">
            <text:p>Everything that can be represented as a String. (What you clicked on, which websites were visited, etc)</text:p>
          </table:table-cell>
          <table:table-cell table:style-name="ce3" office:value-type="string" calcext:value-type="string">
            <text:p>Yes</text:p>
          </table:table-cell>
          <table:table-cell table:style-name="ce4" office:value-type="string" calcext:value-type="string">
            <text:p><text:a xlink:href="http://bbc.com" xlink:type="simple">BBC.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50" calcext:value-type="float">
            <text:p>50</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2-28T17:44:27.81" calcext:value-type="date">
            <text:p>2/28/2022 17:44:28</text:p>
          </table:table-cell>
          <table:table-cell table:style-name="ce3" office:value-type="string" calcext:value-type="string">
            <text:p>A72B20062EC2C47AB2CEB97AC1BEE818F8B6C6CB</text:p>
          </table:table-cell>
          <table:table-cell table:style-name="ce3" office:value-type="string" calcext:value-type="string">
            <text:p>Cookies are trackers, Cookies only store specific information I entered on a website, Cookies only last for my browsing session, they are deleted right after I close the browser, Cookies can benefit my browsing experience by saving my settings on websites, Every single cookie needs my consent to store information, Not all cookies require consent</text:p>
          </table:table-cell>
          <table:table-cell table:style-name="ce3" office:value-type="string" calcext:value-type="string">
            <text:p>text</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120" calcext:value-type="float">
            <text:p>120</text:p>
          </table:table-cell>
          <table:table-cell table:style-name="ce3" office:value-type="float" office:value="30" calcext:value-type="float">
            <text:p>30</text:p>
          </table:table-cell>
          <table:table-cell table:style-name="ce3" office:value-type="float" office:value="3" calcext:value-type="float">
            <text:p>3</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2-28T19:20:02.41" calcext:value-type="date">
            <text:p>2/28/2022 19:20:02</text:p>
          </table:table-cell>
          <table:table-cell table:style-name="ce3" office:value-type="string" calcext:value-type="string">
            <text:p>6911ADCC6C625BB5C52C5093AA8CDB0545CA63D4</text:p>
          </table:table-cell>
          <table:table-cell table:style-name="ce3" office:value-type="string" calcext:value-type="string">
            <text:p>Cookies are stored locally on my device, Cookies only store specific information I entered on a website, Cookies can benefit my browsing experience by saving my settings on websites, Not all cookies require consent</text:p>
          </table:table-cell>
          <table:table-cell table:style-name="ce3" office:value-type="string" calcext:value-type="string">
            <text:p>login information, device(pc) information</text:p>
          </table:table-cell>
          <table:table-cell table:style-name="ce3" office:value-type="string" calcext:value-type="string">
            <text:p>Yes</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2000" calcext:value-type="float">
            <text:p>2000</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float" office:value="5" calcext:value-type="float">
            <text:p>5</text:p>
          </table:table-cell>
          <table:table-cell table:number-columns-repeated="1010"/>
        </table:table-row>
        <table:table-row table:style-name="ro1">
          <table:table-cell table:style-name="ce2" office:value-type="date" office:date-value="2022-02-28T19:59:42.486" calcext:value-type="date">
            <text:p>2/28/2022 19:59:42</text:p>
          </table:table-cell>
          <table:table-cell table:style-name="ce3" office:value-type="string" calcext:value-type="string">
            <text:p>8E37C46BA0751E48011822F9ECFE8AC29C9B6A38</text:p>
          </table:table-cell>
          <table:table-cell table:style-name="ce3" office:value-type="string" calcext:value-type="string">
            <text:p>Cookies are trackers, Cookies are stored externally on big servers from my visited websites, Cookies can benefit my browsing experience by saving my settings on websites, Cookies store my browsing behaviour, Not all cookies require consent</text:p>
          </table:table-cell>
          <table:table-cell table:style-name="ce3" office:value-type="string" calcext:value-type="string">
            <text:p>personal data and browsing behaviour</text:p>
          </table:table-cell>
          <table:table-cell table:style-name="ce3" office:value-type="string" calcext:value-type="string">
            <text:p>I am not sure</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35" calcext:value-type="float">
            <text:p>35</text:p>
          </table:table-cell>
          <table:table-cell table:style-name="ce3" office:value-type="float" office:value="365" calcext:value-type="float">
            <text:p>365</text:p>
          </table:table-cell>
          <table:table-cell table:style-name="ce3" office:value-type="float" office:value="3" calcext:value-type="float">
            <text:p>3</text:p>
          </table:table-cell>
          <table:table-cell table:style-name="ce3" office:value-type="string" calcext:value-type="string">
            <text:p>I am not sure</text:p>
          </table:table-cell>
          <table:table-cell table:style-name="ce3" office:value-type="float" office:value="3" calcext:value-type="float">
            <text:p>3</text:p>
          </table:table-cell>
          <table:table-cell table:number-columns-repeated="1010"/>
        </table:table-row>
        <table:table-row table:style-name="ro1">
          <table:table-cell table:style-name="ce2" office:value-type="date" office:date-value="2022-03-01T15:19:11.868" calcext:value-type="date">
            <text:p>3/1/2022 15:19:12</text:p>
          </table:table-cell>
          <table:table-cell table:style-name="ce3" office:value-type="string" calcext:value-type="string">
            <text:p>F23D33E9878C2078AEF7576808DDF6ECDC65A1DA</text:p>
          </table:table-cell>
          <table:table-cell table:style-name="ce3" office:value-type="string" calcext:value-type="string">
            <text:p>Cookies are trackers</text:p>
          </table:table-cell>
          <table:table-cell table:style-name="ce3" office:value-type="string" calcext:value-type="string">
            <text:p>Usernames, passwords, IP</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I am not sure</text:p>
          </table:table-cell>
          <table:table-cell table:style-name="ce3" office:value-type="float" office:value="3" calcext:value-type="float">
            <text:p>3</text:p>
          </table:table-cell>
          <table:table-cell table:number-columns-repeated="1010"/>
        </table:table-row>
        <table:table-row table:style-name="ro1">
          <table:table-cell table:style-name="ce2" office:value-type="date" office:date-value="2022-03-01T18:15:03.633" calcext:value-type="date">
            <text:p>3/1/2022 18:15:04</text:p>
          </table:table-cell>
          <table:table-cell table:style-name="ce3" office:value-type="string" calcext:value-type="string">
            <text:p><text:s/>6986F3C0887A36B25BAE19BC5FC31FBBC7AB3CE1</text:p>
          </table:table-cell>
          <table:table-cell table:style-name="ce3" office:value-type="string" calcext:value-type="string">
            <text:p>Cookies are trackers, Cookies store all information I entered on a website, Cookies store my browsing behaviour, Every single cookie needs my consent to store information</text:p>
          </table:table-cell>
          <table:table-cell table:style-name="ce3" office:value-type="string" calcext:value-type="string">
            <text:p>username, passwords, browsing information</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11" calcext:value-type="float">
            <text:p>11</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3-01T18:30:54.74" calcext:value-type="date">
            <text:p>3/1/2022 18:30:55</text:p>
          </table:table-cell>
          <table:table-cell table:style-name="ce3" office:value-type="string" calcext:value-type="string">
            <text:p>187321D37F9F3DDD9AD8326CCDA4C8A5E001909F</text:p>
          </table:table-cell>
          <table:table-cell table:style-name="ce3" office:value-type="string" calcext:value-type="string">
            <text:p>Cookies are trackers, Cookies store all information I entered on a website, Cookies store my browsing behaviour, Every single cookie needs my consent to store information</text:p>
          </table:table-cell>
          <table:table-cell table:style-name="ce3" office:value-type="string" calcext:value-type="string">
            <text:p>personal </text:p>
          </table:table-cell>
          <table:table-cell table:style-name="ce3" office:value-type="string" calcext:value-type="string">
            <text:p>Yes</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3" office:value-type="float" office:value="100" calcext:value-type="float">
            <text:p>100</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float" office:value="3" calcext:value-type="float">
            <text:p>3</text:p>
          </table:table-cell>
          <table:table-cell table:number-columns-repeated="1010"/>
        </table:table-row>
        <table:table-row table:style-name="ro1">
          <table:table-cell table:style-name="ce2" office:value-type="date" office:date-value="2022-03-01T18:52:12.037" calcext:value-type="date">
            <text:p>3/1/2022 18:52:12</text:p>
          </table:table-cell>
          <table:table-cell table:style-name="ce3" office:value-type="string" calcext:value-type="string">
            <text:p>A2403913D1A1339F13013133652698FBF0004278</text:p>
          </table:table-cell>
          <table:table-cell table:style-name="ce3" office:value-type="string" calcext:value-type="string">
            <text:p>Cookies store all information I entered on a website, Cookies can benefit my browsing experience by saving my settings on websites, Cookies store my browsing behaviour</text:p>
          </table:table-cell>
          <table:table-cell table:style-name="ce3" office:value-type="string" calcext:value-type="string">
            <text:p>internet history</text:p>
          </table:table-cell>
          <table:table-cell table:style-name="ce3" office:value-type="string" calcext:value-type="string">
            <text:p>No</text:p>
          </table:table-cell>
          <table:table-cell table:style-name="ce4" office:value-type="string" calcext:value-type="string">
            <text:p><text:a xlink:href="http://bbc.com" xlink:type="simple">BBC.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bbc.com" xlink:type="simple">BBC.com</text:a></text:p>
          </table:table-cell>
          <table:table-cell table:style-name="ce4" office:value-type="string" calcext:value-type="string">
            <text:p><text:a xlink:href="http://wikipedia.org" xlink:type="simple">Wikipedia.org</text:a></text:p>
          </table:table-cell>
          <table:table-cell table:style-name="ce3" office:value-type="float" office:value="13" calcext:value-type="float">
            <text:p>13</text:p>
          </table:table-cell>
          <table:table-cell table:style-name="ce3" office:value-type="float" office:value="365" calcext:value-type="float">
            <text:p>365</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3-02T11:59:27.816" calcext:value-type="date">
            <text:p>3/2/2022 11:59:28</text:p>
          </table:table-cell>
          <table:table-cell table:style-name="ce3" office:value-type="string" calcext:value-type="string">
            <text:p>A36E87085E7A89611D208F3D919717CCED137DA5</text:p>
          </table:table-cell>
          <table:table-cell table:style-name="ce3" office:value-type="string" calcext:value-type="string">
            <text:p>Cookies store all information I entered on a website, Cookies can benefit my browsing experience by saving my settings on websites, Not all cookies require consent</text:p>
          </table:table-cell>
          <table:table-cell table:style-name="ce3" office:value-type="string" calcext:value-type="string">
            <text:p>information i searched for </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bbc.com" xlink:type="simple">BBC.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bbc.com" xlink:type="simple">BBC.com</text:a></text:p>
          </table:table-cell>
          <table:table-cell table:style-name="ce3" office:value-type="float" office:value="16" calcext:value-type="float">
            <text:p>16</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3-02T16:59:29.37" calcext:value-type="date">
            <text:p>3/2/2022 16:59:29</text:p>
          </table:table-cell>
          <table:table-cell table:style-name="ce3" office:value-type="string" calcext:value-type="string">
            <text:p>69EE87FA6236E8666C17A50A0027C5A4E1D01F78</text:p>
          </table:table-cell>
          <table:table-cell table:style-name="ce3" office:value-type="string" calcext:value-type="string">
            <text:p>Cookies can benefit my browsing experience by saving my settings on websites, Cookies store my browsing behaviour</text:p>
          </table:table-cell>
          <table:table-cell table:style-name="ce3" office:value-type="string" calcext:value-type="string">
            <text:p>peronal date</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bbc.com" xlink:type="simple">BBC.com</text:a></text:p>
          </table:table-cell>
          <table:table-cell table:style-name="ce3" office:value-type="float" office:value="100" calcext:value-type="float">
            <text:p>100</text:p>
          </table:table-cell>
          <table:table-cell table:number-columns-repeated="2" table:style-name="ce3" office:value-type="float" office:value="3" calcext:value-type="float">
            <text:p>3</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3-02T18:03:55.564" calcext:value-type="date">
            <text:p>3/2/2022 18:03:56</text:p>
          </table:table-cell>
          <table:table-cell table:style-name="ce3" office:value-type="string" calcext:value-type="string">
            <text:p>19B6E84F9A56C3F33185E5D32B37360C9ABA9217</text:p>
          </table:table-cell>
          <table:table-cell table:style-name="ce3" office:value-type="string" calcext:value-type="string">
            <text:p>Cookies store all information I entered on a website, Cookies can benefit my browsing experience by saving my settings on websites, Every single cookie needs my consent to store information, Not all cookies require consent</text:p>
          </table:table-cell>
          <table:table-cell table:style-name="ce3" office:value-type="string" calcext:value-type="string">
            <text:p>the websites you open</text:p>
          </table:table-cell>
          <table:table-cell table:style-name="ce3" office:value-type="string" calcext:value-type="string">
            <text:p>I am not sure</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bbc.com" xlink:type="simple">BBC.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I am not sure</text:p>
          </table:table-cell>
          <table:table-cell table:style-name="ce3" office:value-type="float" office:value="4" calcext:value-type="float">
            <text:p>4</text:p>
          </table:table-cell>
          <table:table-cell table:number-columns-repeated="1010"/>
        </table:table-row>
        <table:table-row table:style-name="ro1">
          <table:table-cell table:style-name="ce2" office:value-type="date" office:date-value="2022-03-02T19:49:08.289" calcext:value-type="date">
            <text:p>3/2/2022 19:49:08</text:p>
          </table:table-cell>
          <table:table-cell table:style-name="ce3" office:value-type="string" calcext:value-type="string">
            <text:p>EFA636369169407D62509D23B2F4FE268CEE3E35</text:p>
          </table:table-cell>
          <table:table-cell table:style-name="ce3" office:value-type="string" calcext:value-type="string">
            <text:p>Cookies store all information I entered on a website, Cookies are stored locally on my device, Cookies can benefit my browsing experience by saving my settings on websites</text:p>
          </table:table-cell>
          <table:table-cell table:style-name="ce3" office:value-type="string" calcext:value-type="string">
            <text:p>ALL information</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euronews.com" xlink:type="simple">Euronews.com</text:a></text:p>
          </table:table-cell>
          <table:table-cell table:style-name="ce3" office:value-type="float" office:value="4" calcext:value-type="float">
            <text:p>4</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3-02T20:27:02.964" calcext:value-type="date">
            <text:p>3/2/2022 20:27:03</text:p>
          </table:table-cell>
          <table:table-cell table:style-name="ce3" office:value-type="string" calcext:value-type="string">
            <text:p>53218CD48CB25C64C85B9C66EF7A3E7A3C7E2586</text:p>
          </table:table-cell>
          <table:table-cell table:style-name="ce3" office:value-type="string" calcext:value-type="string">
            <text:p>Cookies are trackers, Not all cookies require consent</text:p>
          </table:table-cell>
          <table:table-cell table:style-name="ce3" office:value-type="string" calcext:value-type="string">
            <text:p>Store <text:s/>information about password,account details etc</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500" calcext:value-type="float">
            <text:p>50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string" calcext:value-type="string">
            <text:p>I am not sure</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3-02T21:34:38.797" calcext:value-type="date">
            <text:p>3/2/2022 21:34:39</text:p>
          </table:table-cell>
          <table:table-cell table:style-name="ce3" office:value-type="string" calcext:value-type="string">
            <text:p>48C5290FD4A9A479ECF260B6CB1B33DADBF0CC3C</text:p>
          </table:table-cell>
          <table:table-cell table:style-name="ce3" office:value-type="string" calcext:value-type="string">
            <text:p>Cookies are stored locally on my device, Cookies can benefit my browsing experience by saving my settings on websites, Not all cookies require consent</text:p>
          </table:table-cell>
          <table:table-cell table:style-name="ce3" office:value-type="string" calcext:value-type="string">
            <text:p>Browsing data information</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100" calcext:value-type="float">
            <text:p>100</text:p>
          </table:table-cell>
          <table:table-cell table:number-columns-repeated="2" table:style-name="ce3" office:value-type="float" office:value="1" calcext:value-type="float">
            <text:p>1</text:p>
          </table:table-cell>
          <table:table-cell table:style-name="ce3" office:value-type="string" calcext:value-type="string">
            <text:p>I am not sure</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3-04T10:22:54.915" calcext:value-type="date">
            <text:p>3/4/2022 10:22:55</text:p>
          </table:table-cell>
          <table:table-cell table:style-name="ce3" office:value-type="string" calcext:value-type="string">
            <text:p>8ED7C549723A57F6D37FD148F398F6E9B1AABE68</text:p>
          </table:table-cell>
          <table:table-cell table:style-name="ce3" office:value-type="string" calcext:value-type="string">
            <text:p>Cookies store all information I entered on a website, Cookies are stored externally on big servers from my visited websites, Cookies can benefit my browsing experience by saving my settings on websites, Cookies store my browsing behaviour</text:p>
          </table:table-cell>
          <table:table-cell table:style-name="ce3" office:value-type="string" calcext:value-type="string">
            <text:p>password, username, data information</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bbc.com" xlink:type="simple">BBC.com</text:a></text:p>
          </table:table-cell>
          <table:table-cell table:style-name="ce3" office:value-type="float" office:value="7" calcext:value-type="float">
            <text:p>7</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string" calcext:value-type="string">
            <text:p>I am not sure</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3-15T15:19:19.397" calcext:value-type="date">
            <text:p>3/15/2022 15:19:19</text:p>
          </table:table-cell>
          <table:table-cell table:style-name="ce3" office:value-type="string" calcext:value-type="string">
            <text:p>D4AE8AE0AAF960AED22446973E526ACAE6F9B2AE</text:p>
          </table:table-cell>
          <table:table-cell table:style-name="ce3" office:value-type="string" calcext:value-type="string">
            <text:p>Cookies are trackers, Cookies store all information I entered on a website, Cookies are stored externally on big servers from my visited websites, Cookies can benefit my browsing experience by saving my settings on websites, Cookies store my browsing behaviour, Every single cookie needs my consent to store information</text:p>
          </table:table-cell>
          <table:table-cell table:style-name="ce3" office:value-type="string" calcext:value-type="string">
            <text:p>Personal Information </text:p>
          </table:table-cell>
          <table:table-cell table:style-name="ce3" office:value-type="string" calcext:value-type="string">
            <text:p>Yes</text:p>
          </table:table-cell>
          <table:table-cell table:style-name="ce4" office:value-type="string" calcext:value-type="string">
            <text:p><text:a xlink:href="http://bbc.com" xlink:type="simple">BBC.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bbc.com" xlink:type="simple">BBC.com</text:a></text:p>
          </table:table-cell>
          <table:table-cell table:style-name="ce4" office:value-type="string" calcext:value-type="string">
            <text:p><text:a xlink:href="http://wikipedia.org" xlink:type="simple">Wikipedia.org</text:a></text:p>
          </table:table-cell>
          <table:table-cell table:style-name="ce3" office:value-type="float" office:value="50" calcext:value-type="float">
            <text:p>50</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3-18T09:21:50.545" calcext:value-type="date">
            <text:p>3/18/2022 9:21:51</text:p>
          </table:table-cell>
          <table:table-cell table:style-name="ce3" office:value-type="string" calcext:value-type="string">
            <text:p>EE27929623E2E5214F6BE5ECB9CEE919CF63EE16</text:p>
          </table:table-cell>
          <table:table-cell table:style-name="ce3" office:value-type="string" calcext:value-type="string">
            <text:p>Cookies are trackers, Cookies store all information I entered on a website, Cookies are stored externally on big servers from my visited websites, Cookies only last for my browsing session, they are deleted right after I close the browser, Cookies can benefit my browsing experience by saving my settings on websites, Cookies store my browsing behaviour, Every single cookie needs my consent to store information</text:p>
          </table:table-cell>
          <table:table-cell table:style-name="ce3" office:value-type="string" calcext:value-type="string">
            <text:p>Passwords, loginnames, shopping behaviour etc.</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25" calcext:value-type="float">
            <text:p>25</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3" calcext:value-type="float">
            <text:p>3</text:p>
          </table:table-cell>
          <table:table-cell table:number-columns-repeated="1010"/>
        </table:table-row>
        <table:table-row table:style-name="ro1">
          <table:table-cell table:style-name="ce2" office:value-type="date" office:date-value="2022-03-18T09:51:04.226" calcext:value-type="date">
            <text:p>3/18/2022 9:51:04</text:p>
          </table:table-cell>
          <table:table-cell table:style-name="ce3" office:value-type="string" calcext:value-type="string">
            <text:p>2D8D596A0B97569F9226A8C33ED9C6DBC8D88120</text:p>
          </table:table-cell>
          <table:table-cell table:style-name="ce3" office:value-type="string" calcext:value-type="string">
            <text:p>Cookies are trackers, Cookies store all information I entered on a website, Cookies are stored externally on big servers from my visited websites, Cookies are stored locally on my device, Cookies can benefit my browsing experience by saving my settings on websites, Cookies store my browsing behaviour, Every single cookie needs my consent to store information</text:p>
          </table:table-cell>
          <table:table-cell table:style-name="ce3" office:value-type="string" calcext:value-type="string">
            <text:p>web browsering information</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100" calcext:value-type="float">
            <text:p>100</text:p>
          </table:table-cell>
          <table:table-cell table:style-name="ce3" office:value-type="float" office:value="365" calcext:value-type="float">
            <text:p>365</text:p>
          </table:table-cell>
          <table:table-cell table:style-name="ce3" office:value-type="float" office:value="4" calcext:value-type="float">
            <text:p>4</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3-18T10:26:46.632" calcext:value-type="date">
            <text:p>3/18/2022 10:26:47</text:p>
          </table:table-cell>
          <table:table-cell table:style-name="ce3" office:value-type="string" calcext:value-type="string">
            <text:p>4C776663CA95CE9E06ACB0F1C2030A4AB6B03D2F</text:p>
          </table:table-cell>
          <table:table-cell table:style-name="ce3" office:value-type="string" calcext:value-type="string">
            <text:p>Cookies are stored locally on my device, Cookies can benefit my browsing experience by saving my settings on websites</text:p>
          </table:table-cell>
          <table:table-cell table:style-name="ce3" office:value-type="string" calcext:value-type="string">
            <text:p>browsing history</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100" calcext:value-type="float">
            <text:p>100</text:p>
          </table:table-cell>
          <table:table-cell table:style-name="ce3" office:value-type="string" calcext:value-type="string">
            <text:p>30 days </text:p>
          </table:table-cell>
          <table:table-cell table:style-name="ce3" office:value-type="float" office:value="3" calcext:value-type="float">
            <text:p>3</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3-18T11:32:17.089" calcext:value-type="date">
            <text:p>3/18/2022 11:32:17</text:p>
          </table:table-cell>
          <table:table-cell table:style-name="ce3" office:value-type="string" calcext:value-type="string">
            <text:p>656FA9F1FAE3D1EC0F55CD2773D2CCED15160D75</text:p>
          </table:table-cell>
          <table:table-cell table:style-name="ce3" office:value-type="string" calcext:value-type="string">
            <text:p>Cookies are stored locally on my device, Cookies only store specific information I entered on a website, Cookies only last for my browsing session, they are deleted right after I close the browser, Cookies can benefit my browsing experience by saving my settings on websites, Cookies store my browsing behaviour, Not all cookies require consent</text:p>
          </table:table-cell>
          <table:table-cell table:style-name="ce3" office:value-type="string" calcext:value-type="string">
            <text:p>Number of clicks, on which buttons/products are clicked, time spent on pages</text:p>
          </table:table-cell>
          <table:table-cell table:style-name="ce3" office:value-type="string" calcext:value-type="string">
            <text:p>Yes</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bbc.com" xlink:type="simple">BBC.com</text:a></text:p>
          </table:table-cell>
          <table:table-cell table:style-name="ce3" office:value-type="float" office:value="1000" calcext:value-type="float">
            <text:p>100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3-21T11:21:31.758" calcext:value-type="date">
            <text:p>3/21/2022 11:21:32</text:p>
          </table:table-cell>
          <table:table-cell table:style-name="ce3" office:value-type="string" calcext:value-type="string">
            <text:p>2FB88CDF44CCA15296DCCD0BD7948EE424D58F71</text:p>
          </table:table-cell>
          <table:table-cell table:style-name="ce3" office:value-type="string" calcext:value-type="string">
            <text:p>Cookies are trackers, Cookies store all information I entered on a website, Cookies are stored externally on big servers from my visited websites, Cookies can benefit my browsing experience by saving my settings on websites, Cookies store my browsing behaviour, Not all cookies require consent</text:p>
          </table:table-cell>
          <table:table-cell table:style-name="ce3" office:value-type="string" calcext:value-type="string">
            <text:p>Browsing infrormation</text:p>
          </table:table-cell>
          <table:table-cell table:style-name="ce3" office:value-type="string" calcext:value-type="string">
            <text:p>I am not sure</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200" calcext:value-type="float">
            <text:p>200</text:p>
          </table:table-cell>
          <table:table-cell table:style-name="ce3" office:value-type="float" office:value="365" calcext:value-type="float">
            <text:p>365</text:p>
          </table:table-cell>
          <table:table-cell table:style-name="ce3" office:value-type="float" office:value="3" calcext:value-type="float">
            <text:p>3</text:p>
          </table:table-cell>
          <table:table-cell table:style-name="ce3" office:value-type="string" calcext:value-type="string">
            <text:p>Yes</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3-25T12:51:29.674" calcext:value-type="date">
            <text:p>3/25/2022 12:51:30</text:p>
          </table:table-cell>
          <table:table-cell table:style-name="ce3" office:value-type="string" calcext:value-type="string">
            <text:p>4B2EC83708989B80F4F35F43B390AC1FE0580CD0</text:p>
          </table:table-cell>
          <table:table-cell table:style-name="ce3" office:value-type="string" calcext:value-type="string">
            <text:p>Cookies are trackers, Cookies are stored externally on big servers from my visited websites, Cookies only store specific information I entered on a website, Cookies only last for my browsing session, they are deleted right after I close the browser, Cookies can benefit my browsing experience by saving my settings on websites, Cookies store my browsing behaviour, Not all cookies require consent</text:p>
          </table:table-cell>
          <table:table-cell table:style-name="ce3" office:value-type="string" calcext:value-type="string">
            <text:p>Cookies store informations about personal IP-Adress in connection to the commercials we look at.</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50" calcext:value-type="float">
            <text:p>5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No</text:p>
          </table:table-cell>
          <table:table-cell table:style-name="ce3" office:value-type="float" office:value="2" calcext:value-type="float">
            <text:p>2</text:p>
          </table:table-cell>
          <table:table-cell table:number-columns-repeated="1010"/>
        </table:table-row>
        <table:table-row table:style-name="ro1">
          <table:table-cell table:style-name="ce2" office:value-type="date" office:date-value="2022-03-25T22:35:31.894" calcext:value-type="date">
            <text:p>3/25/2022 22:35:32</text:p>
          </table:table-cell>
          <table:table-cell table:style-name="ce3" office:value-type="string" calcext:value-type="string">
            <text:p>E81271EC6F49EDDB2315CF4B02ED5DE3F1E9998B</text:p>
          </table:table-cell>
          <table:table-cell table:style-name="ce3" office:value-type="string" calcext:value-type="string">
            <text:p>Cookies are trackers, Cookies only store specific information I entered on a website, Cookies can benefit my browsing experience by saving my settings on websites</text:p>
          </table:table-cell>
          <table:table-cell table:style-name="ce3" office:value-type="string" calcext:value-type="string">
            <text:p>products choises</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bbc.com" xlink:type="simple">BBC.com</text:a></text:p>
          </table:table-cell>
          <table:table-cell table:style-name="ce3" office:value-type="float" office:value="20" calcext:value-type="float">
            <text:p>2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string" calcext:value-type="string">
            <text:p>I am not sure</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3-28T15:14:10.59" calcext:value-type="date">
            <text:p>3/28/2022 15:14:11</text:p>
          </table:table-cell>
          <table:table-cell table:style-name="ce3" office:value-type="string" calcext:value-type="string">
            <text:p>CC2348F3124B88BF3319A52CF818729983B440A1</text:p>
          </table:table-cell>
          <table:table-cell table:style-name="ce3" office:value-type="string" calcext:value-type="string">
            <text:p>Cookies are trackers, Cookies are stored locally on my device, Cookies only store specific information I entered on a website, Cookies can benefit my browsing experience by saving my settings on websites, Cookies store my browsing behaviour, Not all cookies require consent</text:p>
          </table:table-cell>
          <table:table-cell table:style-name="ce3" office:value-type="string" calcext:value-type="string">
            <text:p>Specific information that they need from the website visitors to check and use for their purpose.</text:p>
          </table:table-cell>
          <table:table-cell table:style-name="ce3" office:value-type="string" calcext:value-type="string">
            <text:p>No</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euronews.com" xlink:type="simple">Euronews.com</text:a></text:p>
          </table:table-cell>
          <table:table-cell table:style-name="ce3" office:value-type="float" office:value="100" calcext:value-type="float">
            <text:p>100</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1">
          <table:table-cell table:style-name="ce2" office:value-type="date" office:date-value="2022-04-01T16:24:04.652" calcext:value-type="date">
            <text:p>4/1/2022 16:24:05</text:p>
          </table:table-cell>
          <table:table-cell table:style-name="ce3" office:value-type="string" calcext:value-type="string">
            <text:p>81F705DC2CE1A61A2621E0E4B442A9474E1D0C70</text:p>
          </table:table-cell>
          <table:table-cell table:style-name="ce3" office:value-type="string" calcext:value-type="string">
            <text:p>Cookies are trackers, Cookies are stored externally on big servers from my visited websites, Cookies are stored locally on my device, Cookies can benefit my browsing experience by saving my settings on websites, Cookies store my browsing behaviour, Cookies do not require my consent to store information, Not all cookies require consent</text:p>
          </table:table-cell>
          <table:table-cell table:style-name="ce3" office:value-type="string" calcext:value-type="string">
            <text:p>browsing history , time views certain parts of a website , sessions (user name and password) , etc. </text:p>
          </table:table-cell>
          <table:table-cell table:style-name="ce3" office:value-type="string" calcext:value-type="string">
            <text:p>Yes</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4" office:value-type="string" calcext:value-type="string">
            <text:p><text:a xlink:href="http://google.com" xlink:type="simple">Google.com</text:a></text:p>
          </table:table-cell>
          <table:table-cell table:style-name="ce4" office:value-type="string" calcext:value-type="string">
            <text:p><text:a xlink:href="http://wikipedia.org" xlink:type="simple">Wikipedia.org</text:a></text:p>
          </table:table-cell>
          <table:table-cell table:style-name="ce3" office:value-type="float" office:value="50" calcext:value-type="float">
            <text:p>50</text:p>
          </table:table-cell>
          <table:table-cell table:style-name="ce3" office:value-type="float" office:value="21" calcext:value-type="float">
            <text:p>21</text:p>
          </table:table-cell>
          <table:table-cell table:style-name="ce3" office:value-type="float" office:value="3" calcext:value-type="float">
            <text:p>3</text:p>
          </table:table-cell>
          <table:table-cell table:style-name="ce3" office:value-type="string" calcext:value-type="string">
            <text:p>Yes</text:p>
          </table:table-cell>
          <table:table-cell table:style-name="ce3" office:value-type="float" office:value="1" calcext:value-type="float">
            <text:p>1</text:p>
          </table:table-cell>
          <table:table-cell table:number-columns-repeated="1010"/>
        </table:table-row>
        <table:table-row table:style-name="ro2" table:number-rows-repeated="104853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74" meta:object-count="0"/>
    <meta:generator>LibreOfficeDev/6.0.5.2$Linux_X86_64 LibreOffice_project/</meta:generator>
  </office:meta>
</office:document-meta>
</file>